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language="en" fo:country="US" fo:background-color="#ffffff" style:font-size-asian="11pt"/>
    </style:style>
    <style:style style:name="P2" style:family="paragraph" style:parent-style-name="Standard">
      <style:text-properties style:text-underline-style="none" fo:font-weight="normal" fo:background-color="#ffffff" style:font-weight-asian="normal" style:font-weight-complex="normal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officeooo:rsid="0011e3f5"/>
    </style:style>
    <style:style style:name="T3" style:family="text">
      <style:text-properties style:text-underline-style="solid" style:text-underline-width="auto" style:text-underline-color="font-color" officeooo:rsid="0011e3f5"/>
    </style:style>
    <style:style style:name="T4" style:family="text">
      <style:text-properties style:text-underline-style="solid" style:text-underline-width="auto" style:text-underline-color="font-color" fo:font-weight="bold" officeooo:rsid="0011e3f5" style:font-weight-asian="bold" style:font-weight-complex="bold"/>
    </style:style>
    <style:style style:name="T5" style:family="text">
      <style:text-properties fo:font-weight="bold" officeooo:rsid="0011e3f5" style:font-weight-asian="bold" style:font-weight-complex="bold"/>
    </style:style>
    <style:style style:name="T6" style:family="text">
      <style:text-properties style:font-name="Courier New" fo:font-size="11pt" fo:language="en" fo:country="US" style:font-size-asian="11pt"/>
    </style:style>
    <style:style style:name="T7" style:family="text">
      <style:text-properties style:font-name="Courier New" fo:font-size="11pt" fo:language="en" fo:country="US" officeooo:rsid="0011e3f5" style:font-size-asian="11pt"/>
    </style:style>
    <style:style style:name="T8" style:family="text">
      <style:text-properties style:font-name="Courier New" fo:font-size="11pt" fo:language="en" fo:country="US" style:text-underline-style="solid" style:text-underline-width="auto" style:text-underline-color="font-color" fo:font-weight="bold" officeooo:rsid="0011e3f5" style:font-size-asian="11pt" style:font-weight-asian="bold" style:font-weight-complex="bold"/>
    </style:style>
    <style:style style:name="T9" style:family="text">
      <style:text-properties style:font-name="Courier New" fo:font-size="11pt" fo:language="en" fo:country="US" fo:font-weight="bold" officeooo:rsid="0011e3f5" style:font-size-asian="11pt" style:font-weight-asian="bold" style:font-weight-complex="bol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OUTPUT</text:span></text:p>
      <text:p text:style-name="P3"><text:span text:style-name="T4"/></text:p>
      <text:p text:style-name="P2"><text:span text:style-name="T7">mysql&gt; create table account(</text:span></text:p>
      <text:p text:style-name="P3"><text:span text:style-name="T6"><text:s text:c="4"/>-&gt; accno int,</text:span></text:p>
      <text:p text:style-name="P3"><text:span text:style-name="T6"><text:s text:c="4"/>-&gt; custname varchar(25),</text:span></text:p>
      <text:p text:style-name="P3"><text:span text:style-name="T6"><text:s text:c="4"/>-&gt; branch varchar(20),</text:span></text:p>
      <text:p text:style-name="P3"><text:span text:style-name="T6"><text:s text:c="4"/>-&gt; type varchar(20),</text:span></text:p>
      <text:p text:style-name="P3"><text:span text:style-name="T6"><text:s text:c="4"/>-&gt; currentbal int</text:span></text:p>
      <text:p text:style-name="P3"><text:span text:style-name="T6"><text:s text:c="4"/>-&gt; );</text:span></text:p>
      <text:p text:style-name="P3"><text:span text:style-name="T6">Query OK, 0 rows affected (0.01 sec)</text:span></text:p>
      <text:p text:style-name="P1"><text:s text:c="22"/></text:p>
      <text:p text:style-name="P3"><text:span text:style-name="T6">mysql&gt; desc account;</text:span></text:p>
      <text:p text:style-name="P3"><text:span text:style-name="T6">+------------+-------------+------+-----+---------+-------+</text:span></text:p>
      <text:p text:style-name="P3"><text:span text:style-name="T6">| Field <text:s text:c="5"/>| Type <text:s text:c="7"/>| Null | Key | Default | Extra |</text:span></text:p>
      <text:p text:style-name="P3"><text:span text:style-name="T6">+------------+-------------+------+-----+---------+-------+</text:span></text:p>
      <text:p text:style-name="P3"><text:span text:style-name="T6">| accno <text:s text:c="5"/>| int <text:s text:c="8"/>| YES <text:s/>| <text:s text:c="4"/>| NULL <text:s text:c="3"/>| <text:s text:c="6"/>|</text:span></text:p>
      <text:p text:style-name="P3"><text:span text:style-name="T6">| custname <text:s text:c="2"/>| varchar(25) | YES <text:s/>| <text:s text:c="4"/>| NULL <text:s text:c="3"/>| <text:s text:c="6"/>|</text:span></text:p>
      <text:p text:style-name="P3"><text:span text:style-name="T6">| branch <text:s text:c="4"/>| varchar(20) | YES <text:s/>| <text:s text:c="4"/>| NULL <text:s text:c="3"/>| <text:s text:c="6"/>|</text:span></text:p>
      <text:p text:style-name="P3"><text:span text:style-name="T6">| type <text:s text:c="6"/>| varchar(20) | YES <text:s/>| <text:s text:c="4"/>| NULL <text:s text:c="3"/>| <text:s text:c="6"/>|</text:span></text:p>
      <text:p text:style-name="P3"><text:span text:style-name="T6">| currentbal | int <text:s text:c="8"/>| YES <text:s/>| <text:s text:c="4"/>| NULL <text:s text:c="3"/>| <text:s text:c="6"/>|</text:span></text:p>
      <text:p text:style-name="P3"><text:span text:style-name="T6">+------------+-------------+------+-----+---------+-------+</text:span></text:p>
      <text:p text:style-name="P3"><text:span text:style-name="T6">5 rows in set (0.08 sec)</text:span></text:p>
      <text:p text:style-name="P1"/>
      <text:p text:style-name="P3"><text:span text:style-name="T6">mysql&gt; insert into account values </text:span></text:p>
      <text:p text:style-name="P3"><text:span text:style-name="T6"><text:s text:c="4"/>-&gt; (1,'Abhi','Aluva','SA',300000),</text:span></text:p>
      <text:p text:style-name="P3"><text:span text:style-name="T6"><text:s text:c="4"/>-&gt; (2,'Riji','Kalady','RDA',50000),</text:span></text:p>
      <text:p text:style-name="P3"><text:span text:style-name="T6"><text:s text:c="4"/>-&gt; (3,'Papi','Angamaly','FDA',30000);</text:span></text:p>
      <text:p text:style-name="P3"><text:span text:style-name="T6">Query OK, 3 rows affected (0.01 sec)</text:span></text:p>
      <text:p text:style-name="P3"><text:span text:style-name="T6">Records: 3 <text:s/>Duplicates: 0 <text:s/>Warnings: 0</text:span></text:p>
      <text:p text:style-name="P1"/>
      <text:p text:style-name="P3"><text:span text:style-name="T6">mysql&gt; select * from account;</text:span></text:p>
      <text:p text:style-name="P3"><text:span text:style-name="T6">+-------+----------+----------+------+------------+</text:span></text:p>
      <text:p text:style-name="P3"><text:span text:style-name="T6">| accno | custname | branch <text:s text:c="2"/>| type | currentbal |</text:span></text:p>
      <text:p text:style-name="P3"><text:span text:style-name="T6">+-------+----------+----------+------+------------+</text:span></text:p>
      <text:p text:style-name="P3"><text:span text:style-name="T6">| <text:s text:c="4"/>1 | Abhi <text:s text:c="4"/>| Aluva <text:s text:c="3"/>| SA <text:s text:c="2"/>| <text:s text:c="4"/>300000 |</text:span></text:p>
      <text:p text:style-name="P3"><text:span text:style-name="T6">| <text:s text:c="4"/>2 | Riji <text:s text:c="4"/>| Kalady <text:s text:c="2"/>| RDA <text:s/>| <text:s text:c="5"/>50000 |</text:span></text:p>
      <text:p text:style-name="P3"><text:span text:style-name="T6">| <text:s text:c="4"/>3 | Papi <text:s text:c="4"/>| Angamaly | FDA <text:s/>| <text:s text:c="5"/>30000 |</text:span></text:p>
      <text:p text:style-name="P3"><text:span text:style-name="T6">+-------+----------+----------+------+------------+</text:span></text:p>
      <text:p text:style-name="P3"><text:span text:style-name="T6">3 rows in set (0.00 sec)</text:span></text:p>
      <text:p text:style-name="P1"/>
      <text:p text:style-name="P3"><text:span text:style-name="T6">mysql&gt; select avg(currentbal) as AVG_BALANCE from account;</text:span></text:p>
      <text:p text:style-name="P3"><text:span text:style-name="T6">+-------------+</text:span></text:p>
      <text:p text:style-name="P3"><text:span text:style-name="T6">| AVG_BALANCE |</text:span></text:p>
      <text:p text:style-name="P3"><text:span text:style-name="T6">+-------------+</text:span></text:p>
      <text:p text:style-name="P3"><text:span text:style-name="T6">| 126666.6667 |</text:span></text:p>
      <text:p text:style-name="P3"><text:span text:style-name="T6">+-------------+</text:span></text:p>
      <text:p text:style-name="P3"><text:span text:style-name="T6">1 row in set (0.03 sec)</text:span></text:p>
      <text:p text:style-name="P3"/>
      <text:p text:style-name="P3"><text:span text:style-name="T6">mysql&gt; select count(accno) as TOTAL_ACCOUNTS from account;</text:span></text:p>
      <text:p text:style-name="P3"><text:span text:style-name="T6">+----------------+</text:span></text:p>
      <text:p text:style-name="P3"><text:span text:style-name="T6">| TOTAL_ACCOUNTS |</text:span></text:p>
      <text:p text:style-name="P3"><text:span text:style-name="T6">+----------------+</text:span></text:p>
      <text:p text:style-name="P3"><text:span text:style-name="T6">| <text:s text:c="13"/>3 |</text:span></text:p>
      <text:p text:style-name="P3"><text:span text:style-name="T6">+----------------+</text:span></text:p>
      <text:p text:style-name="P3"><text:span text:style-name="T6">1 row in set (0.00 sec)</text:span></text:p>
      <text:p text:style-name="P1"/>
      <text:p text:style-name="P3"><text:soft-page-break/></text:p>
      <text:p text:style-name="P3"><text:span text:style-name="T6">mysql&gt; select custname as HIGH_BALANCE from account where currentbal = (select max(currentbal) from account);</text:span></text:p>
      <text:p text:style-name="P3"><text:span text:style-name="T6">+--------------+</text:span></text:p>
      <text:p text:style-name="P3"><text:span text:style-name="T6">| HIGH_BALANCE |</text:span></text:p>
      <text:p text:style-name="P3"><text:span text:style-name="T6">+--------------+</text:span></text:p>
      <text:p text:style-name="P3"><text:span text:style-name="T6">| Abhi <text:s text:c="8"/>|</text:span></text:p>
      <text:p text:style-name="P3"><text:span text:style-name="T6">+--------------+</text:span></text:p>
      <text:p text:style-name="P3"><text:span text:style-name="T6">1 row in set (0.00 sec)</text:span></text:p>
      <text:p text:style-name="P1"/>
      <text:p text:style-name="P3"><text:span text:style-name="T6">mysql&gt; select custname as LOW_BALANCE from account where currentbal = (select min(currentbal) from account);</text:span></text:p>
      <text:p text:style-name="P3"><text:span text:style-name="T6">+-------------+</text:span></text:p>
      <text:p text:style-name="P3"><text:span text:style-name="T6">| LOW_BALANCE |</text:span></text:p>
      <text:p text:style-name="P3"><text:span text:style-name="T6">+-------------+</text:span></text:p>
      <text:p text:style-name="P3"><text:span text:style-name="T6">| Papi <text:s text:c="7"/>|</text:span></text:p>
      <text:p text:style-name="P3"><text:span text:style-name="T6">+-------------+</text:span></text:p>
      <text:p text:style-name="P3"><text:span text:style-name="T6">1 row in set (0.00 sec)</text:span></text:p>
      <text:p text:style-name="P1"/>
      <text:p text:style-name="P1"/>
      <text:p text:style-name="P1"/>
      <text:p text:style-name="P1"/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5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5</meta:editing-cycles>
    <meta:creation-date>2022-11-22T13:05:00</meta:creation-date>
    <dc:date>2023-10-15T11:31:56.022000000</dc:date>
    <meta:editing-duration>PT4M37S</meta:editing-duration>
    <meta:generator>LibreOffice/7.4.3.2$Windows_X86_64 LibreOffice_project/1048a8393ae2eeec98dff31b5c133c5f1d08b890</meta:generator>
    <meta:document-statistic meta:table-count="0" meta:image-count="0" meta:object-count="0" meta:page-count="2" meta:paragraph-count="65" meta:word-count="349" meta:character-count="2242" meta:non-whitespace-character-count="1748"/>
    <meta:user-defined meta:name="AppVersion">16.0000</meta:user-defined>
    <meta:template xlink:type="simple" xlink:actuate="onRequest" xlink:title="Normal.dotm" xlink:href=""/>
  </office:meta>
</office:document-meta>
</file>